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vertingComparatorTests.shouldThrowOnNull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vertingComparatorTests.createReverseOrderMapEntry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vertingComparatorTests.shouldGetMapEntry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ToInteger.convert( Stri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ingComparatorTests.shouldUseConverterOnCompa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Comparator.assertCa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ingComparatorTests.testConversion( ConvertingComparator &lt; String , Integer &gt; convertingCom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Comparator.compare( Integer o1 , Integer o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vertingComparatorTests.shouldUseConversionServiceOnCompa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vertingComparatorTests.shouldGetFor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ingComparatorTests.shouldThrowOnNull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vertingComparatorTests.shouldThrowOnNullCom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vertingComparatorTests.shouldThrowOnNullConversion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vertingComparatorTests.shouldGetMapEntry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